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officeooo:paragraph-rsid="000fd902"/>
    </style:style>
    <style:style style:name="P2" style:family="paragraph" style:parent-style-name="Text_20_body">
      <style:text-properties officeooo:rsid="00116c33" officeooo:paragraph-rsid="00116c33"/>
    </style:style>
    <style:style style:name="P3" style:family="paragraph" style:parent-style-name="Text_20_body">
      <style:text-properties officeooo:rsid="00136a0c" officeooo:paragraph-rsid="00136a0c"/>
    </style:style>
    <style:style style:name="P4" style:family="paragraph" style:parent-style-name="Text_20_body">
      <style:text-properties fo:font-size="12pt" officeooo:rsid="0015039b" officeooo:paragraph-rsid="0015039b" style:font-size-asian="12pt" style:font-size-complex="12pt"/>
    </style:style>
    <style:style style:name="P5" style:family="paragraph" style:parent-style-name="Text_20_body">
      <style:text-properties fo:font-size="12pt" officeooo:rsid="0013b4d0" officeooo:paragraph-rsid="0015039b" style:font-size-asian="12pt" style:font-size-complex="12pt"/>
    </style:style>
    <style:style style:name="P6" style:family="paragraph" style:parent-style-name="Text_20_body">
      <style:text-properties fo:font-size="12pt" officeooo:rsid="0013b4d0" officeooo:paragraph-rsid="001a693b" style:font-size-asian="12pt" style:font-size-complex="12pt"/>
    </style:style>
    <style:style style:name="P7" style:family="paragraph" style:parent-style-name="Text_20_body">
      <style:text-properties officeooo:paragraph-rsid="001793ef"/>
    </style:style>
    <style:style style:name="P8" style:family="paragraph" style:parent-style-name="Heading_20_1">
      <style:text-properties fo:font-size="16pt" officeooo:rsid="000fd902" officeooo:paragraph-rsid="000fd902" style:font-size-asian="16pt" style:font-size-complex="16pt"/>
    </style:style>
    <style:style style:name="P9" style:family="paragraph" style:parent-style-name="Heading_20_1">
      <style:text-properties fo:font-size="16pt" officeooo:rsid="00136a0c" officeooo:paragraph-rsid="00136a0c" style:font-size-asian="14pt" style:font-size-complex="16pt"/>
    </style:style>
    <style:style style:name="P10" style:family="paragraph" style:parent-style-name="Heading_20_1">
      <style:text-properties fo:font-size="16pt" officeooo:rsid="00136a0c" officeooo:paragraph-rsid="0013b4d0" style:font-size-asian="14pt" style:font-size-complex="16pt"/>
    </style:style>
    <style:style style:name="P11" style:family="paragraph" style:parent-style-name="Text_20_body">
      <style:text-properties fo:font-size="12pt" officeooo:rsid="0013b4d0" officeooo:paragraph-rsid="0013b4d0" style:font-size-asian="10.5pt" style:font-size-complex="12pt"/>
    </style:style>
    <style:style style:name="P12" style:family="paragraph" style:parent-style-name="Text_20_body">
      <style:text-properties fo:font-size="12pt" officeooo:rsid="0013b4d0" officeooo:paragraph-rsid="0015039b" style:font-size-asian="10.5pt" style:font-size-complex="12pt"/>
    </style:style>
    <style:style style:name="P13" style:family="paragraph" style:parent-style-name="Text_20_body">
      <style:text-properties fo:font-size="12pt" officeooo:rsid="00136a0c" officeooo:paragraph-rsid="0015039b" style:font-size-asian="12pt" style:font-size-complex="12pt"/>
    </style:style>
    <style:style style:name="P14" style:family="paragraph" style:parent-style-name="Text_20_body">
      <style:text-properties fo:font-size="12pt" officeooo:rsid="0013b4d0" officeooo:paragraph-rsid="001a693b" style:font-size-asian="12pt" style:font-size-complex="12pt"/>
    </style:style>
    <style:style style:name="P15" style:family="paragraph" style:parent-style-name="Text_20_body">
      <style:text-properties fo:font-size="12pt" officeooo:rsid="0013b4d0" officeooo:paragraph-rsid="001e9d34" style:font-size-asian="12pt" style:font-size-complex="12pt"/>
    </style:style>
    <style:style style:name="T1" style:family="text">
      <style:text-properties officeooo:rsid="00116c33"/>
    </style:style>
    <style:style style:name="T2" style:family="text">
      <style:text-properties officeooo:rsid="00136a0c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36a0c" style:font-size-asian="12pt" style:font-size-complex="12pt"/>
    </style:style>
    <style:style style:name="T6" style:family="text">
      <style:text-properties fo:font-size="12pt" officeooo:rsid="001793ef" style:font-size-asian="12pt" style:font-size-complex="12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3b4d0" style:font-size-asian="10.5pt" style:font-size-complex="12pt"/>
    </style:style>
    <style:style style:name="T9" style:family="text">
      <style:text-properties officeooo:rsid="0013b4d0"/>
    </style:style>
    <style:style style:name="T10" style:family="text">
      <style:text-properties style:font-size-asian="10.5pt"/>
    </style:style>
    <style:style style:name="T11" style:family="text">
      <style:text-properties officeooo:rsid="0015039b" style:font-size-asian="10.5pt"/>
    </style:style>
    <style:style style:name="T12" style:family="text">
      <style:text-properties officeooo:rsid="001625ef" style:font-size-asian="10.5pt"/>
    </style:style>
    <style:style style:name="T13" style:family="text">
      <style:text-properties officeooo:rsid="001625ef"/>
    </style:style>
    <style:style style:name="T14" style:family="text">
      <style:text-properties officeooo:rsid="0018fe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Entities Jsons:</text:h>
      <text:p text:style-name="P2">These Jsons has the fields for each entities, their types, and if are required. Also, has the info for the relationships and the pagination type.</text:p>
      <text:p text:style-name="P2">Location:</text:p>
      <text:p text:style-name="P1"><text:tab/>/.<text:span text:style-name="T1">jhipster folder</text:span></text:p>
      <text:h text:style-name="P9" text:outline-level="1">Entities Java Files:</text:h>
      <text:p text:style-name="P3"><text:span text:style-name="T4">These</text:span><text:span text:style-name="T3"> </text:span><text:span text:style-name="T7">files have the main functions </text:span><text:span text:style-name="T8">for every field in the entity. </text:span></text:p>
      <text:p text:style-name="P11">Location:</text:p>
      <text:p text:style-name="P11"><text:tab/>/src/main/java/com/mycompany/myapp/domain</text:p>
      <text:h text:style-name="P10" text:outline-level="1">Entities <text:span text:style-name="T9">Repository</text:span> Files:</text:h>
      <text:p text:style-name="P4">These files have functions for each entities repositories.</text:p>
      <text:p text:style-name="P12">Location:</text:p>
      <text:p text:style-name="P5"><text:span text:style-name="T10"><text:tab/>/src/main/java/com/mycompany/myapp/</text:span><text:span text:style-name="T11">repository</text:span></text:p>
      <text:h text:style-name="P10" text:outline-level="1">Entities <text:span text:style-name="T9">Resources</text:span> Files:</text:h>
      <text:p text:style-name="P4">These files have functions <text:span text:style-name="T13">we‘re gonna use in our app</text:span>. <text:span text:style-name="T13">All new functions we create are going to be placed here.</text:span></text:p>
      <text:p text:style-name="P12">Location:</text:p>
      <text:p text:style-name="P5"><text:span text:style-name="T10"><text:tab/>/src/main/java/com/mycompany/myapp/</text:span><text:span text:style-name="T12">web</text:span></text:p>
      <text:h text:style-name="P10" text:outline-level="1"><text:span text:style-name="T9">Location Json</text:span> Files:</text:h>
      <text:p text:style-name="P4">These files have <text:span text:style-name="T13">the different translation for the program</text:span>.</text:p>
      <text:p text:style-name="P12">Location:</text:p>
      <text:p text:style-name="P7"><text:span text:style-name="T8"><text:tab/></text:span><text:span text:style-name="T5">/src/main/webapp/i18n/en </text:span><text:span text:style-name="T6">(english translations)</text:span></text:p>
      <text:p text:style-name="P7"><text:span text:style-name="T6"><text:tab/></text:span><text:span text:style-name="T5">/src/main/webapp/i18n/</text:span><text:span text:style-name="T6">es (spanish translation)</text:span></text:p>
      <text:h text:style-name="P10" text:outline-level="1"><text:span text:style-name="T13">WebApp</text:span> Files:</text:h>
      <text:p text:style-name="P4">These files <text:span text:style-name="T14">have all the views for the app</text:span>.</text:p>
      <text:p text:style-name="P5">Location:</text:p>
      <text:p text:style-name="P13"><text:tab/>/src/main/webapp/app/</text:p>
      <text:p text:style-name="P6"><text:tab/><text:span text:style-name="T2">/src/main/webapp/app/modules/home/home.tsx (home page)</text:span></text:p>
      <text:p text:style-name="P6"><text:tab/><text:span text:style-name="T2">/src/main/webapp/app/entities/[entityname]/[entityname]-delete-dialog.tsx (delete dialog)</text:span></text:p>
      <text:p text:style-name="P15"><text:tab/><text:span text:style-name="T2">/src/main/webapp/app/entities/[entityname]/[entityname]-detail.tsx (details view)</text:span></text:p>
      <text:p text:style-name="P15"><text:tab/><text:span text:style-name="T2">/src/main/webapp/app/entities/[entityname]/[entityname]-update.tsx (update view)</text:span></text:p>
      <text:p text:style-name="P15"><text:tab/><text:span text:style-name="T2">/src/main/webapp/app/entities/[entityname]/[entityname].tsx (main view)</text:span></text:p>
      <text:p text:style-name="P15"><text:soft-page-break/><text:tab/><text:span text:style-name="T2">/src/main/webapp/app/entities/[entityname]/index.tsx (main view functions)</text:span></text:p>
      <text:p text:style-name="P15"><text:tab/><text:span text:style-name="T2">/src/main/webapp/app/entities/[entityname]/[entityname].reducer.tsx (view function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20-02-01T10:41:30.800000000</meta:creation-date>
    <dc:language>de-DE</dc:language>
    <meta:editing-cycles>3</meta:editing-cycles>
    <meta:editing-duration>PT9H11M4S</meta:editing-duration>
    <dc:date>2020-02-08T10:33:49.836000000</dc:date>
    <meta:document-statistic meta:table-count="0" meta:image-count="0" meta:object-count="0" meta:page-count="2" meta:paragraph-count="32" meta:word-count="140" meta:character-count="1458" meta:non-whitespace-character-count="1335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/LibreOffice/share/extensions/wiki-publisher/templates/MediaWiki/mediawiki.ott" meta:date="2020-02-01T10:41:27.518000000"/>
  </office:meta>
</office:document-meta>
</file>